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padding="0.049cm" fo:border="0.06pt solid #d9d9e3"/>
    </style:style>
    <style:style style:name="P3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4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P5" style:family="paragraph" style:parent-style-name="Text_20_body">
      <style:paragraph-properties fo:padding="0.049cm" fo:border="0.06pt solid #d9d9e3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6b4da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Pregunta 1:</text:span></text:span> ¿Qué es el mantenimiento de un sistema de archivos en Linux y por qué es importante?</text:p>
      <text:p text:style-name="P2"><text:span text:style-name="Strong_20_Emphasis"><text:span text:style-name="T1">Respuesta 1:</text:span></text:span> El mantenimiento de un sistema de archivos en Linux se refiere a las tareas regulares de supervisión, reparación y optimización de los sistemas de archivos para garantizar su integridad y rendimiento. Es importante para prevenir la corrupción de datos y mantener un sistema eficiente.</text:p>
      <text:p text:style-name="P2"><text:span text:style-name="Strong_20_Emphasis"><text:span text:style-name="T1">Pregunta 2:</text:span></text:span> ¿Cuál es el propósito del comando "fsck" en Linux?</text:p>
      <text:p text:style-name="P2"><text:span text:style-name="Strong_20_Emphasis"><text:span text:style-name="T1">Respuesta 2:</text:span></text:span> El comando "fsck" (file system check) se utiliza para verificar y reparar sistemas de archivos dañados en Linux. Ayuda a mantener la integridad del sistema de archivos.</text:p>
      <text:p text:style-name="P2"><text:span text:style-name="Strong_20_Emphasis"><text:span text:style-name="T1">Pregunta 3:</text:span></text:span> ¿Cuál es la diferencia entre el modo interactivo y el modo automático al utilizar "fsck"?</text:p>
      <text:p text:style-name="P2"><text:span text:style-name="Strong_20_Emphasis"><text:span text:style-name="T1">Respuesta 3:</text:span></text:span> En el modo interactivo, "fsck" solicita confirmación para cada corrección. En el modo automático, "fsck" realiza las correcciones sin intervención del usuario.</text:p>
      <text:p text:style-name="P2"><text:span text:style-name="Strong_20_Emphasis"><text:span text:style-name="T1">Pregunta 4:</text:span></text:span> ¿Cómo se programa la verificación automática del sistema de archivos al inicio del sistema en Linux?</text:p>
      <text:p text:style-name="P2"><text:span text:style-name="Strong_20_Emphasis"><text:span text:style-name="T1">Respuesta 4:</text:span></text:span> La verificación automática del sistema de archivos se programa utilizando el archivo "/etc/fstab" y configurando el campo "pass" a un valor mayor que 0.</text:p>
      <text:p text:style-name="P2"><text:span text:style-name="Strong_20_Emphasis"><text:span text:style-name="T1">Pregunta 5:</text:span></text:span> ¿Cuál es la utilidad de la opción "-a" al utilizar el comando "fsck"?</text:p>
      <text:p text:style-name="P2"><text:span text:style-name="Strong_20_Emphasis"><text:span text:style-name="T1">Respuesta 5:</text:span></text:span> La opción "-a" en "fsck" indica que se debe verificar y reparar todos los sistemas de archivos listados en "/etc/fstab" sin necesidad de intervención del usuario.</text:p>
      <text:p text:style-name="P2"><text:span text:style-name="Strong_20_Emphasis"><text:span text:style-name="T1">Pregunta 6:</text:span></text:span> ¿Qué hace el comando "tune2fs" en Linux y cuándo se utiliza?</text:p>
      <text:p text:style-name="P2"><text:span text:style-name="Strong_20_Emphasis"><text:span text:style-name="T1">Respuesta 6:</text:span></text:span> El comando "tune2fs" se utiliza para ajustar las configuraciones de un sistema de archivos ext2, ext3 o ext4 en Linux. Puede utilizarse para cambiar parámetros como el tamaño del journal, la etiqueta del sistema de archivos, etc.</text:p>
      <text:p text:style-name="P2"><text:span text:style-name="Strong_20_Emphasis"><text:span text:style-name="T1">Pregunta 7:</text:span></text:span> ¿Cómo se verifica el espacio libre en un sistema de archivos en Linux?</text:p>
      <text:p text:style-name="P2"><text:span text:style-name="Strong_20_Emphasis"><text:span text:style-name="T1">Respuesta 7:</text:span></text:span> Se puede verificar el espacio libre en un sistema de archivos utilizando el comando "df" (disk free) en Linux.</text:p>
      <text:p text:style-name="P2"><text:span text:style-name="Strong_20_Emphasis"><text:span text:style-name="T1">Pregunta 8:</text:span></text:span> ¿Cuál es la diferencia entre "df" y "du" en Linux?</text:p>
      <text:p text:style-name="P2"><text:span text:style-name="Strong_20_Emphasis"><text:span text:style-name="T1">Respuesta 8:</text:span></text:span> "df" se utiliza para mostrar el espacio libre en sistemas de archivos montados, mientras que "du" se utiliza para mostrar el uso del espacio por directorios y archivos específicos.</text:p>
      <text:p text:style-name="P2"><text:span text:style-name="Strong_20_Emphasis"><text:span text:style-name="T1">Pregunta 9:</text:span></text:span> ¿Qué comando se utiliza para desfragmentar un sistema de archivos en Linux?</text:p>
      <text:p text:style-name="P2"><text:soft-page-break/><text:span text:style-name="Strong_20_Emphasis"><text:span text:style-name="T1">Respuesta 9:</text:span></text:span> Linux no requiere desfragmentación de la misma manera que Windows. Sin embargo, para sistemas de archivos ext4, puedes utilizar "e4defrag" para optimizar la distribución de datos.</text:p>
      <text:p text:style-name="P2"><text:span text:style-name="Strong_20_Emphasis"><text:span text:style-name="T1">Pregunta 10:</text:span></text:span> ¿Cuál es la función de la opción "-y" al utilizar el comando "fsck"?</text:p>
      <text:p text:style-name="P2"><text:span text:style-name="Strong_20_Emphasis"><text:span text:style-name="T1">Respuesta 10:</text:span></text:span> La opción "-y" en "fsck" responde "sí" a todas las preguntas de confirmación durante la comprobación, lo que permite una corrección automática sin intervención del usuario.</text:p>
      <text:p text:style-name="P2"><text:span text:style-name="Strong_20_Emphasis"><text:span text:style-name="T1">Pregunta 11:</text:span></text:span> ¿Qué es la fragmentación en sistemas de archivos y cómo puede afectar el rendimiento?</text:p>
      <text:p text:style-name="P2"><text:span text:style-name="Strong_20_Emphasis"><text:span text:style-name="T1">Respuesta 11:</text:span></text:span> La fragmentación ocurre cuando los bloques de datos de un archivo no están contiguos en el disco. Puede afectar negativamente el rendimiento de lectura y escritura, ya que el sistema debe buscar fragmentos dispersos.</text:p>
      <text:p text:style-name="P2"><text:span text:style-name="Strong_20_Emphasis"><text:span text:style-name="T1">Pregunta 12:</text:span></text:span> ¿Cómo se puede realizar la comprobación de un sistema de archivos ext4 en el próximo reinicio del sistema?</text:p>
      <text:p text:style-name="P2"><text:span text:style-name="Strong_20_Emphasis"><text:span text:style-name="T1">Respuesta 12:</text:span></text:span> Para programar una comprobación en el próximo reinicio, puedes utilizar el comando "tune2fs -c 1 /dev/sdX" donde "/dev/sdX" es el dispositivo que deseas verificar.</text:p>
      <text:p text:style-name="P2"><text:span text:style-name="Strong_20_Emphasis"><text:span text:style-name="T1">Pregunta 13:</text:span></text:span> ¿Cuál es la ventaja de utilizar sistemas de archivos journaling como ext4 en Linux?</text:p>
      <text:p text:style-name="P2"><text:span text:style-name="Strong_20_Emphasis"><text:span text:style-name="T1">Respuesta 13:</text:span></text:span> Los sistemas de archivos journaling, como ext4, registran cambios antes de realizarlos, lo que facilita la recuperación en caso de fallos sin necesidad de largas comprobaciones.</text:p>
      <text:p text:style-name="P2"><text:span text:style-name="Strong_20_Emphasis"><text:span text:style-name="T1">Pregunta 14:</text:span></text:span> ¿Qué es un sistema de archivos "read-only" (solo lectura) en Linux y cuándo se utiliza?</text:p>
      <text:p text:style-name="P2"><text:span text:style-name="Strong_20_Emphasis"><text:span text:style-name="T1">Respuesta 14:</text:span></text:span> Un sistema de archivos "read-only" se utiliza en modo de solo lectura y no permite modificaciones. Se utiliza para montar sistemas de archivos en solo lectura para evitar cambios accidentales.</text:p>
      <text:p text:style-name="P2"><text:span text:style-name="Strong_20_Emphasis"><text:span text:style-name="T1">Pregunta 15:</text:span></text:span> ¿Cuál es la función de la opción "-c" en el comando "fsck"?</text:p>
      <text:p text:style-name="P2"><text:span text:style-name="Strong_20_Emphasis"><text:span text:style-name="T1">Respuesta 15:</text:span></text:span> La opción "-c" en "fsck" verifica el sistema de archivos en busca de sectores defectuosos en el disco.</text:p>
      <text:p text:style-name="P2"><text:span text:style-name="Strong_20_Emphasis"><text:span text:style-name="T1">Pregunta 16:</text:span></text:span> ¿Cómo se puede cambiar el intervalo de comprobación de un sistema de archivos ext4?</text:p>
      <text:p text:style-name="P2"><text:span text:style-name="Strong_20_Emphasis"><text:span text:style-name="T1">Respuesta 16:</text:span></text:span> Puedes cambiar el intervalo de comprobación utilizando el comando "tune2fs -i" seguido de la frecuencia en días.</text:p>
      <text:p text:style-name="P2"><text:soft-page-break/><text:span text:style-name="Strong_20_Emphasis"><text:span text:style-name="T1">Pregunta 17:</text:span></text:span> ¿Qué es la contabilidad de bloques en sistemas de archivos ext4 y cómo se habilita o deshabilita?</text:p>
      <text:p text:style-name="P2"><text:span text:style-name="Strong_20_Emphasis"><text:span text:style-name="T1">Respuesta 17:</text:span></text:span> La contabilidad de bloques registra el uso de bloques en un sistema de archivos. Puede habilitarse o deshabilitarse utilizando el comando "tune2fs -O [no]quota" para habilitar o deshabilitar la contabilidad.</text:p>
      <text:p text:style-name="P2"><text:span text:style-name="Strong_20_Emphasis"><text:span text:style-name="T1">Pregunta 18:</text:span></text:span> ¿Qué es la comprobación en segundo plano de sistemas de archivos ext4 y cuál es su propósito?</text:p>
      <text:p text:style-name="P2"><text:span text:style-name="Strong_20_Emphasis"><text:span text:style-name="T1">Respuesta 18:</text:span></text:span> La comprobación en segundo plano es una característica de ext4 que permite comprobar sistemas de archivos en segundo plano mientras el sistema está en funcionamiento, sin afectar al rendimiento.</text:p>
      <text:p text:style-name="P2"><text:span text:style-name="Strong_20_Emphasis"><text:span text:style-name="T1">Pregunta 19:</text:span></text:span> ¿Cuál es la función de la opción "-l" en el comando "fsck"?</text:p>
      <text:p text:style-name="P2"><text:span text:style-name="Strong_20_Emphasis"><text:span text:style-name="T1">Respuesta 19:</text:span></text:span> La opción "-l" en "fsck" muestra la lista de sistemas de archivos que serán comprobados, pero no realiza ninguna acción.</text:p>
      <text:p text:style-name="P2"><text:span text:style-name="Strong_20_Emphasis"><text:span text:style-name="T1">Pregunta 20:</text:span></text:span> ¿Qué es el "inode" en sistemas de archivos ext4 y cuál es su función?</text:p>
      <text:p text:style-name="P2"><text:span text:style-name="Strong_20_Emphasis"><text:span text:style-name="T1">Respuesta 20:</text:span></text:span> Un "inode" es una estructura de datos que almacena información sobre un archivo o directorio en ext4, incluyendo permisos, propietario, tamaño y ubicación de datos en disco.</text:p>
      <text:p text:style-name="P2">Estas preguntas y respuestas deberían ayudarte a comprender mejor el mantenimiento de un sistema de archivos en Linux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6b4da2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char" svg:x="11.88cm" svg:y="-0.66cm" svg:width="5.054cm" svg:height="1.207cm" draw:z-index="2"><draw:image xlink:href="Pictures/10000001000001360000004A30263C5DB1AE7E44.png" xlink:type="simple" xlink:show="embed" xlink:actuate="onLoad" draw:mime-type="image/png"/></draw:frame><text:span text:style-name="MT1">Sistemas de archivos y dispositivos</text:span> </text:p>
        <text:p text:style-name="MP2">Mantenimiento de un sistema de archivos Linux <text:s text:c="2"/></text:p>
      </style:header>
      <style:footer>
        <text:p text:style-name="MP3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6T11:25:19.099656265</dc:date>
    <meta:editing-duration>PT4H17M59S</meta:editing-duration>
    <meta:editing-cycles>88</meta:editing-cycles>
    <meta:generator>LibreOffice/7.4.1.2$Linux_X86_64 LibreOffice_project/3c58a8f3a960df8bc8fd77b461821e42c061c5f0</meta:generator>
    <meta:document-statistic meta:table-count="0" meta:image-count="1" meta:object-count="0" meta:page-count="3" meta:paragraph-count="44" meta:word-count="921" meta:character-count="5712" meta:non-whitespace-character-count="4831"/>
  </office:meta>
</office:document-meta>
</file>